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asian="Times New Roman" style:font-name-complex="Times New Roman"/>
    </style:style>
    <style:style style:name="P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" style:parent-style-name="Normal" style:family="paragraph">
      <style:paragraph-properties fo:text-align="justify"/>
    </style:style>
    <style:style style:name="T5" style:parent-style-name="Fonteparág.padrão" style:family="text">
      <style:text-properties style:font-name="Times New Roman" style:font-name-asian="Times New Roman" style:font-name-complex="Times New Roman"/>
    </style:style>
    <style:style style:name="T6" style:parent-style-name="Fonteparág.padrão" style:family="text"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T8" style:parent-style-name="Fonteparág.padrão" style:family="text">
      <style:text-properties style:font-name="Times New Roman" style:font-name-asian="Times New Roman" style:font-name-complex="Times New Roman"/>
    </style:style>
    <style:style style:name="T9" style:parent-style-name="Fonteparág.padrão" style:family="text">
      <style:text-properties style:font-name="Times New Roman" style:font-name-asian="Times New Roman" style:font-name-complex="Times New Roman"/>
    </style:style>
    <style:style style:name="T10" style:parent-style-name="Fonteparág.padrão" style:family="text">
      <style:text-properties style:font-name="Times New Roman" style:font-name-asian="Times New Roman" style:font-name-complex="Times New Roman"/>
    </style:style>
    <style:style style:name="T11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2" style:parent-style-name="Fonteparág.padrão" style:family="text">
      <style:text-properties style:font-name="Times New Roman" style:font-name-asian="Times New Roman" style:font-name-complex="Times New Roman"/>
    </style:style>
    <style:style style:name="T13" style:parent-style-name="Fonteparág.padrão" style:family="text">
      <style:text-properties style:font-name="Times New Roman" style:font-name-asian="Times New Roman" style:font-name-complex="Times New Roman"/>
    </style:style>
    <style:style style:name="T14" style:parent-style-name="Fonteparág.padrão" style:family="text">
      <style:text-properties style:font-name="Times New Roman" style:font-name-asian="Times New Roman" style:font-name-complex="Times New Roman"/>
    </style:style>
    <style:style style:name="P1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6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Análise de mercado</text:p>
      <text:p text:style-name="P2"/>
      <text:p text:style-name="P3">O software de credenciamento de funcionários é projetado para automatizar e simplificar tarefas relacionadas à integração e gestão de colaboradores.<text:s/>Visando não somente o controle do funcionário<text:s/>no evento, mas também a proteção de vazamento de seus dados<text:s/>pessoais.</text:p>
      <text:p text:style-name="P4"><text:span text:style-name="T5">Com base nesses aspectos a automação d</text:span><text:span text:style-name="T6">e tarefas simples</text:span><text:span text:style-name="T7"><text:s/></text:span><text:span text:style-name="T8">tornaram-se cada vez mais comum entre<text:s/></text:span><text:span text:style-name="T9">empresas</text:span><text:span text:style-name="T10">. Em uma pesquisa realizada pela revista<text:s/></text:span><text:span text:style-name="T11">Computerworld<text:s/></text:span><text:span text:style-name="T12">foi constatado que<text:s/></text:span><text:span text:style-name="T13">35% das empresas buscam automatizarem seus processos para se manterem a frente no<text:s/></text:span><text:span text:style-name="T14">mercado. (Carlos, 2019, p.1)</text:span></text:p>
      <text:p text:style-name="P15">Atualmente no mercado podemos citar duas empresas que fornecem serviços semelhantes de credenciamento, como a Qrid<text:s/>- uma empresa de soluções de tecnologia para o mercado de eventos e a hub connect eventos, no entanto, o foco de seus softwares são o credenciamento do participante do evento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 Oliveira</meta:initial-creator>
    <dc:creator>Victor Oliveira</dc:creator>
    <meta:creation-date>2024-06-01T20:55:00Z</meta:creation-date>
    <dc:date>2024-06-01T20:55:00Z</dc:date>
    <meta:template xlink:href="Normal.dotm" xlink:type="simple"/>
    <meta:editing-cycles>1</meta:editing-cycles>
    <meta:editing-duration>PT0S</meta:editing-duration>
    <meta:document-statistic meta:page-count="1" meta:paragraph-count="1" meta:word-count="135" meta:character-count="863" meta:row-count="6" meta:non-whitespace-character-count="729"/>
  </office:meta>
</office:document-meta>
</file>